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rsid="001044e9" officeooo:paragraph-rsid="001044e9"/>
    </style:style>
    <style:style style:name="P2" style:family="paragraph" style:parent-style-name="Standard">
      <style:paragraph-properties fo:text-align="start" style:justify-single-word="false"/>
      <style:text-properties fo:font-size="13pt" officeooo:rsid="001044e9" officeooo:paragraph-rsid="001044e9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officeooo:rsid="001044e9" officeooo:paragraph-rsid="001044e9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0ea57" officeooo:paragraph-rsid="0010ea57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iberation Sans Narrow" fo:font-size="66pt" officeooo:rsid="001044e9" officeooo:paragraph-rsid="001044e9" style:font-size-asian="66pt" style:font-size-complex="66pt"/>
    </style:style>
    <style:style style:name="P6" style:family="paragraph" style:parent-style-name="Standard">
      <style:paragraph-properties fo:text-align="start" style:justify-single-word="false"/>
      <style:text-properties style:font-name="Liberation Sans Narrow" fo:font-size="13pt" officeooo:rsid="001044e9" officeooo:paragraph-rsid="001044e9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Liberation Sans Narrow" fo:font-size="72pt" style:text-underline-style="solid" style:text-underline-width="auto" style:text-underline-color="font-color" officeooo:rsid="001044e9" officeooo:paragraph-rsid="001044e9" style:font-size-asian="72pt" style:font-size-complex="72pt"/>
    </style:style>
    <style:style style:name="P8" style:family="paragraph" style:parent-style-name="Standard">
      <style:paragraph-properties fo:text-align="start" style:justify-single-word="false"/>
      <style:text-properties style:font-name="Liberation Sans Narrow" fo:font-size="15pt" officeooo:rsid="001044e9" officeooo:paragraph-rsid="001044e9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Liberation Sans Narrow" fo:font-size="15pt" style:text-underline-style="solid" style:text-underline-width="auto" style:text-underline-color="font-color" fo:font-weight="bold" officeooo:rsid="001044e9" officeooo:paragraph-rsid="001044e9" style:font-size-asian="15pt" style:font-weight-asian="bold" style:font-size-complex="15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0ea57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10ea57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044e9" officeooo:paragraph-rsid="001044e9" style:font-size-asian="16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0ea57" officeooo:paragraph-rsid="0010ea57"/>
    </style:style>
    <style:style style:name="P14" style:family="paragraph" style:parent-style-name="Standard">
      <style:paragraph-properties fo:text-align="start" style:justify-single-word="false"/>
      <style:text-properties officeooo:rsid="0010ea57" officeooo:paragraph-rsid="0010ea57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0ea57" officeooo:paragraph-rsid="0010ea57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10ea57" officeooo:paragraph-rsid="0010ea57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0ea57" officeooo:paragraph-rsid="0010ea57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1044e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44e9" officeooo:paragraph-rsid="001044e9" style:font-size-asian="14pt" style:font-weight-asian="bold" style:font-size-complex="14pt" style:font-weight-complex="bold"/>
    </style:style>
    <style:style style:name="P20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-0.6cm" style:auto-text-indent="false" style:page-number="auto" fo:background-color="transparent"/>
      <style:text-properties officeooo:paragraph-rsid="0010ea57"/>
    </style:style>
    <style:style style:name="T1" style:family="text">
      <style:text-properties officeooo:rsid="001044e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044e9" style:font-size-asian="13pt" style:font-size-complex="13pt"/>
    </style:style>
    <style:style style:name="T5" style:family="text">
      <style:text-properties fo:font-size="13pt" officeooo:rsid="0010ea57" style:font-size-asian="13pt" style:font-size-complex="13pt"/>
    </style:style>
    <style:style style:name="T6" style:family="text">
      <style:text-properties fo:font-size="13pt" style:text-underline-style="solid" style:text-underline-width="auto" style:text-underline-color="font-color" officeooo:rsid="0010ea57" style:font-size-asian="13pt" style:font-size-complex="13pt"/>
    </style:style>
    <style:style style:name="T7" style:family="text">
      <style:text-properties fo:font-size="13pt" style:text-underline-style="solid" style:text-underline-width="auto" style:text-underline-color="font-color" fo:font-weight="bold" officeooo:rsid="0010ea57" style:font-size-asian="13pt" style:font-weight-asian="bold" style:font-size-complex="13pt" style:font-weight-complex="bold"/>
    </style:style>
    <style:style style:name="T8" style:family="text">
      <style:text-properties officeooo:rsid="0010ea57"/>
    </style:style>
    <style:style style:name="T9" style:family="text">
      <style:text-properties fo:font-size="14pt" style:text-underline-style="solid" style:text-underline-width="auto" style:text-underline-color="font-color" officeooo:rsid="0010ea57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officeooo:rsid="0010ea57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fo:font-size="13pt" fo:letter-spacing="normal" style:font-size-asian="13pt" style:font-size-complex="13pt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style:font-size-asian="13pt" style:font-size-complex="13pt"/>
    </style:style>
    <style:style style:name="T13" style:family="text">
      <style:text-properties fo:font-size="15pt" style:text-underline-style="solid" style:text-underline-width="auto" style:text-underline-color="font-color" fo:font-weight="bold" officeooo:rsid="001044e9" style:font-size-asian="15pt" style:font-weight-asian="bold" style:font-size-complex="15pt" style:font-weight-complex="bold"/>
    </style:style>
    <style:style style:name="T14" style:family="text">
      <style:text-properties fo:font-size="15pt" style:text-underline-style="solid" style:text-underline-width="auto" style:text-underline-color="font-color" fo:font-weight="bold" officeooo:rsid="0010ea57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>Final de Computación II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><text:span text:style-name="T2">Tema:</text:span> Conversor de Documentos, Imágenes y Audio</text:p>
      <text:p text:style-name="P8"><text:span text:style-name="T2">Materia</text:span>: Computación II</text:p>
      <text:p text:style-name="P9">Universidad de Mendoza</text:p>
      <text:p text:style-name="P8"><text:span text:style-name="T2">Nombre: </text:span>Javier Cercasi</text:p>
      <text:p text:style-name="P8"><text:span text:style-name="T2">Legajo:</text:span> 58.004</text:p>
      <text:p text:style-name="P12"><text:soft-page-break/>Guía de Uso:</text:p>
      <text:p text:style-name="P2"/>
      <text:p text:style-name="P19">Para utilizar el Conversor desde algun navegador de internet, debemos:</text:p>
      <text:p text:style-name="P2"/>
      <text:list xml:id="list2866426080" text:style-name="L1">
        <text:list-item>
          <text:p text:style-name="P3">Acceder desde la WEB al URL: http://(IP):5000/</text:p>
        </text:list-item>
        <text:list-item>
          <text:p text:style-name="P3">Seleccionar entre los 3 tipos de conversores, el requerido.</text:p>
        </text:list-item>
        <text:list-item>
          <text:p text:style-name="P3">Adjuntar el archivo clickeando en la opcion “Examinar”</text:p>
        </text:list-item>
        <text:list-item>
          <text:p text:style-name="P3">Seleccionar el Formato de Salida que desee</text:p>
        </text:list-item>
        <text:list-item>
          <text:p text:style-name="P3">Seleccionar la opción “Subir Archivo”</text:p>
        </text:list-item>
      </text:list>
      <text:p text:style-name="P2"/>
      <text:p text:style-name="P18"><text:span text:style-name="T1">Para utilizar el Conversor desde Curl, debemos:</text:span></text:p>
      <text:list xml:id="list3818671782" text:style-name="L2">
        <text:list-item>
          <text:p text:style-name="P1"><text:span text:style-name="T3">Abrir una terminar Shell</text:span></text:p>
        </text:list-item>
        <text:list-item>
          <text:p text:style-name="P13"><text:span text:style-name="T3">Primero debe pensar en el conversor que desea, hay 3 tipos:</text:span></text:p>
          <text:list>
            <text:list-item>
              <text:p text:style-name="P13"><text:span text:style-name="T3">Documentos</text:span></text:p>
            </text:list-item>
            <text:list-item>
              <text:p text:style-name="P13"><text:span text:style-name="T3">Imagenes</text:span></text:p>
            </text:list-item>
            <text:list-item>
              <text:p text:style-name="P13"><text:span text:style-name="T3">Audio</text:span></text:p>
            </text:list-item>
          </text:list>
        </text:list-item>
      </text:list>
      <text:p text:style-name="P14"><text:span text:style-name="T3"/></text:p>
      <text:list xml:id="list1116146435717" text:continue-numbering="true" text:style-name="L2">
        <text:list-item>
          <text:p text:style-name="P10"><text:span text:style-name="T5">Pegar el siguiente comando: curl -X POST -H "Content-Type: multipart/form-data;output=formato deseado" -F "profile=@nombre.formato" -L http://IP:5000/Tipo.html --output salida.formato deseado</text:span></text:p>
          <text:p text:style-name="P10"><text:span text:style-name="T5"/></text:p>
        </text:list-item>
        <text:list-item>
          <text:p text:style-name="P10"><text:span text:style-name="T7">Ej de implementacion:</text:span><text:span text:style-name="T5"> curl -X POST -H "Content-Type: multipart/form-data;output=ogg" -F "profile=@Rain.mp3" -L http://127.0.0.1:5000/Audio.html --output salida.ogg</text:span></text:p>
          <text:p text:style-name="P10"><text:span text:style-name="T7"/></text:p>
          <text:p text:style-name="P20"><text:span text:style-name="T13">F</text:span><text:span text:style-name="T14">ormatos Compatibles con cada conversor:</text:span></text:p>
        </text:list-item>
      </text:list>
      <text:p text:style-name="P14"><text:span text:style-name="T3"/></text:p>
      <text:p text:style-name="P17"><text:span text:style-name="T3">Documentos:</text:span></text:p>
      <text:list xml:id="list528999119" text:style-name="L3">
        <text:list-item>
          <text:p text:style-name="P15"><text:span text:style-name="T3">pdf</text:span></text:p>
        </text:list-item>
        <text:list-item>
          <text:p text:style-name="P15"><text:span text:style-name="T3">docx</text:span></text:p>
        </text:list-item>
      </text:list>
      <text:p text:style-name="P17"><text:span text:style-name="T3">Imágenes:</text:span></text:p>
      <text:list xml:id="list1434792290" text:style-name="L4">
        <text:list-item>
          <text:p text:style-name="P16"><text:span text:style-name="T12">png </text:span></text:p>
        </text:list-item>
        <text:list-item>
          <text:p text:style-name="P16"><text:span text:style-name="T12">jpg</text:span></text:p>
        </text:list-item>
        <text:list-item>
          <text:p text:style-name="P16"><text:span text:style-name="T12">jpeg</text:span></text:p>
        </text:list-item>
        <text:list-item>
          <text:p text:style-name="P16"><text:span text:style-name="T12">ppm</text:span></text:p>
        </text:list-item>
        <text:list-item>
          <text:p text:style-name="P16"><text:span text:style-name="T12">bmp</text:span></text:p>
        </text:list-item>
        <text:list-item>
          <text:p text:style-name="P16"><text:span text:style-name="T12">eps</text:span></text:p>
        </text:list-item>
        <text:list-item>
          <text:p text:style-name="P16"><text:span text:style-name="T12">gif</text:span></text:p>
        </text:list-item>
        <text:list-item>
          <text:p text:style-name="P16"><text:span text:style-name="T12">tiff</text:span></text:p>
        </text:list-item>
      </text:list>
      <text:p text:style-name="P4">Audio:</text:p>
      <text:list xml:id="list1885482049" text:style-name="L5">
        <text:list-item>
          <text:p text:style-name="P11"><text:span text:style-name="T5">mp3</text:span></text:p>
        </text:list-item>
        <text:list-item>
          <text:p text:style-name="P11"><text:span text:style-name="T5">flac</text:span></text:p>
        </text:list-item>
        <text:list-item>
          <text:p text:style-name="P11"><text:span text:style-name="T5">ogg</text:span></text:p>
        </text:list-item>
        <text:list-item>
          <text:p text:style-name="P11"><text:span text:style-name="T5">wav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3:51:02.353635928</meta:creation-date>
    <dc:date>2021-05-06T00:11:14.283199442</dc:date>
    <meta:editing-duration>PT9M21S</meta:editing-duration>
    <meta:editing-cycles>1</meta:editing-cycles>
    <meta:document-statistic meta:table-count="0" meta:image-count="0" meta:object-count="0" meta:page-count="2" meta:paragraph-count="39" meta:word-count="179" meta:character-count="1144" meta:non-whitespace-character-count="1030"/>
    <meta:generator>LibreOffice/6.4.7.2$Linux_X86_64 LibreOffice_project/40$Build-2</meta:generator>
  </office:meta>
</office:document-meta>
</file>